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412D27F5EB0764E9639.png" manifest:media-type="image/png"/>
  <manifest:file-entry manifest:full-path="Pictures/10000000000003C0000004124769A6A15856F6BF.png" manifest:media-type="image/png"/>
  <manifest:file-entry manifest:full-path="Pictures/10000201000003C000000412C2E147675C820F96.png" manifest:media-type="image/png"/>
  <manifest:file-entry manifest:full-path="Pictures/10000201000003C00000041256CAF5512DC7D8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ad8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as-char" svg:width="17cm" svg:height="18.452cm" draw:z-index="0"><draw:image xlink:href="Pictures/10000000000003C0000004124769A6A15856F6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n2" text:anchor-type="as-char" svg:width="17cm" svg:height="18.452cm" draw:z-index="1"><draw:image xlink:href="Pictures/10000201000003C000000412D27F5EB0764E96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n3" text:anchor-type="as-char" svg:width="17cm" svg:height="18.452cm" draw:z-index="2"><draw:image xlink:href="Pictures/10000201000003C000000412C2E147675C820F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n4" text:anchor-type="as-char" svg:width="17cm" svg:height="18.452cm" draw:z-index="3"><draw:image xlink:href="Pictures/10000201000003C00000041256CAF5512DC7D8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6:06:27.788000000</meta:creation-date>
    <dc:date>2023-11-29T16:08:45.279000000</dc:date>
    <meta:editing-duration>PT2M17S</meta:editing-duration>
    <meta:editing-cycles>1</meta:editing-cycles>
    <meta:document-statistic meta:table-count="0" meta:image-count="4" meta:object-count="0" meta:page-count="4" meta:paragraph-count="4" meta:word-count="0" meta:character-count="0" meta:non-whitespace-character-count="0"/>
    <meta:generator>LibreOffice/7.1.2.2$Windows_X86_64 LibreOffice_project/8a45595d069ef5570103caea1b71cc9d82b2aae4</meta:generator>
  </office:meta>
</office:document-meta>
</file>